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224" calcext:value-type="float">
            <text:p>105.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712" calcext:value-type="float">
            <text:p>102.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752" calcext:value-type="float">
            <text:p>102.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592" calcext:value-type="float">
            <text:p>100.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432" calcext:value-type="float">
            <text:p>99.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4408" calcext:value-type="float">
            <text:p>98.5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7832" calcext:value-type="float">
            <text:p>98.4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0544" calcext:value-type="float">
            <text:p>98.8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464" calcext:value-type="float">
            <text:p>98.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224" calcext:value-type="float">
            <text:p>97.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872" calcext:value-type="float">
            <text:p>98.0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8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9736" calcext:value-type="float">
            <text:p>97.7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7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7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7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56702</text:p>
          </table:table-cell>
          <table:table-cell office:value-type="string" calcext:value-type="string">
            <text:p>Groom Quad (SE)</text:p>
          </table:table-cell>
          <table:table-cell office:value-type="string" calcext:value-type="string">
            <text:p>197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